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SEGUIMIENTO_5f_DE_5f_SALIDA" style:display-name="TABLA_SEGUIMIENTO_DE_SALIDA" style:family="table">
      <style:table-properties style:width="10.1153in" fo:margin-left="0in" fo:margin-right="0in" table:align="margins"/>
    </style:style>
    <style:style style:name="TABLA_5f_SEGUIMIENTO_5f_DE_5f_SALIDA.A" style:display-name="TABLA_SEGUIMIENTO_DE_SALIDA.A" style:family="table-column">
      <style:table-column-properties style:column-width="1.0181in" style:rel-column-width="6595*"/>
    </style:style>
    <style:style style:name="TABLA_5f_SEGUIMIENTO_5f_DE_5f_SALIDA.B" style:display-name="TABLA_SEGUIMIENTO_DE_SALIDA.B" style:family="table-column">
      <style:table-column-properties style:column-width="1.0792in" style:rel-column-width="6993*"/>
    </style:style>
    <style:style style:name="TABLA_5f_SEGUIMIENTO_5f_DE_5f_SALIDA.C" style:display-name="TABLA_SEGUIMIENTO_DE_SALIDA.C" style:family="table-column">
      <style:table-column-properties style:column-width="1.3361in" style:rel-column-width="8657*"/>
    </style:style>
    <style:style style:name="TABLA_5f_SEGUIMIENTO_5f_DE_5f_SALIDA.E" style:display-name="TABLA_SEGUIMIENTO_DE_SALIDA.E" style:family="table-column">
      <style:table-column-properties style:column-width="1.3368in" style:rel-column-width="8659*"/>
    </style:style>
    <style:style style:name="TABLA_5f_SEGUIMIENTO_5f_DE_5f_SALIDA.H" style:display-name="TABLA_SEGUIMIENTO_DE_SALIDA.H" style:family="table-column">
      <style:table-column-properties style:column-width="1.3361in" style:rel-column-width="8658*"/>
    </style:style>
    <style:style style:name="TABLA_5f_SEGUIMIENTO_5f_DE_5f_SALIDA.1" style:display-name="TABLA_SEGUIMIENTO_DE_SALIDA.1" style:family="table-row">
      <style:table-row-properties fo:keep-together="auto"/>
    </style:style>
    <style:style style:name="TABLA_5f_SEGUIMIENTO_5f_DE_5f_SALIDA.A1" style:display-name="TABLA_SEGUIMIENTO_DE_SALID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SEGUIMIENTO_5f_DE_5f_SALIDA.H1" style:display-name="TABLA_SEGUIMIENTO_DE_SALIDA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SEGUIMIENTO_5f_DE_5f_SALIDA.2" style:display-name="TABLA_SEGUIMIENTO_DE_SALIDA.2" style:family="table-row">
      <style:table-row-properties style:min-row-height="0.4674in" fo:keep-together="auto"/>
    </style:style>
    <style:style style:name="TABLA_5f_SEGUIMIENTO_5f_DE_5f_SALIDA.A2" style:display-name="TABLA_SEGUIMIENTO_DE_SALIDA.A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B2" style:display-name="TABLA_SEGUIMIENTO_DE_SALIDA.B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C2" style:display-name="TABLA_SEGUIMIENTO_DE_SALIDA.C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D2" style:display-name="TABLA_SEGUIMIENTO_DE_SALIDA.D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E2" style:display-name="TABLA_SEGUIMIENTO_DE_SALIDA.E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F2" style:display-name="TABLA_SEGUIMIENTO_DE_SALIDA.F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G2" style:display-name="TABLA_SEGUIMIENTO_DE_SALIDA.G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H2" style:display-name="TABLA_SEGUIMIENTO_DE_SALIDA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4cdd07" style:font-size-asian="9pt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7" style:family="paragraph" style:parent-style-name="Footer">
      <style:paragraph-properties fo:text-align="end" style:justify-single-word="false"/>
      <style:text-properties style:font-name="Arial" fo:font-size="9pt" style:font-size-asian="7.84999990463257pt" style:font-size-complex="9pt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102e" officeooo:paragraph-rsid="0044102e" style:font-name-asian="Arial1" style:font-size-asian="8pt" style:font-weight-asian="bold" style:font-name-complex="Arial1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5f241" officeooo:paragraph-rsid="0045f241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5be13" officeooo:paragraph-rsid="0045be13" style:font-name-asian="Arial1" style:font-size-asian="8pt" style:font-name-complex="Arial1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102e" officeooo:paragraph-rsid="0044102e" style:font-name-asian="Arial1" style:font-size-asian="8pt" style:font-name-complex="Arial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4f597" officeooo:paragraph-rsid="0044f597" style:font-name-asian="Arial1" style:font-size-asian="15pt" style:font-weight-asian="bold" style:font-name-complex="Arial1" style:font-size-complex="15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483176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6"/>
      <text:p text:style-name="P17">Seguimiento de salida (Consumos y transferencias)</text:p>
      <text:p text:style-name="P6"/>
      <text:p text:style-name="P2"/>
      <table:table table:name="TABLA_SEGUIMIENTO_DE_SALIDA" table:style-name="TABLA_5f_SEGUIMIENTO_5f_DE_5f_SALIDA">
        <table:table-column table:style-name="TABLA_5f_SEGUIMIENTO_5f_DE_5f_SALIDA.A"/>
        <table:table-column table:style-name="TABLA_5f_SEGUIMIENTO_5f_DE_5f_SALIDA.B"/>
        <table:table-column table:style-name="TABLA_5f_SEGUIMIENTO_5f_DE_5f_SALIDA.C" table:number-columns-repeated="2"/>
        <table:table-column table:style-name="TABLA_5f_SEGUIMIENTO_5f_DE_5f_SALIDA.E"/>
        <table:table-column table:style-name="TABLA_5f_SEGUIMIENTO_5f_DE_5f_SALIDA.C"/>
        <table:table-column table:style-name="TABLA_5f_SEGUIMIENTO_5f_DE_5f_SALIDA.E"/>
        <table:table-column table:style-name="TABLA_5f_SEGUIMIENTO_5f_DE_5f_SALIDA.H"/>
        <table:table-header-rows>
          <table:table-row table:style-name="TABLA_5f_SEGUIMIENTO_5f_DE_5f_SALIDA.1">
            <table:table-cell table:style-name="TABLA_5f_SEGUIMIENTO_5f_DE_5f_SALIDA.A1" office:value-type="string">
              <text:p text:style-name="P8">Fecha</text:p>
            </table:table-cell>
            <table:table-cell table:style-name="TABLA_5f_SEGUIMIENTO_5f_DE_5f_SALIDA.A1" office:value-type="string">
              <text:p text:style-name="P8">Comprobante </text:p>
            </table:table-cell>
            <table:table-cell table:style-name="TABLA_5f_SEGUIMIENTO_5f_DE_5f_SALIDA.A1" office:value-type="string">
              <text:p text:style-name="P9">Clase</text:p>
            </table:table-cell>
            <table:table-cell table:style-name="TABLA_5f_SEGUIMIENTO_5f_DE_5f_SALIDA.A1" office:value-type="string">
              <text:p text:style-name="P8">Codigo</text:p>
            </table:table-cell>
            <table:table-cell table:style-name="TABLA_5f_SEGUIMIENTO_5f_DE_5f_SALIDA.A1" office:value-type="string">
              <text:p text:style-name="P8">Nombre</text:p>
            </table:table-cell>
            <table:table-cell table:style-name="TABLA_5f_SEGUIMIENTO_5f_DE_5f_SALIDA.A1" office:value-type="string">
              <text:p text:style-name="P10">Destino</text:p>
            </table:table-cell>
            <table:table-cell table:style-name="TABLA_5f_SEGUIMIENTO_5f_DE_5f_SALIDA.A1" office:value-type="string">
              <text:p text:style-name="P8">Cantidad</text:p>
            </table:table-cell>
            <table:table-cell table:style-name="TABLA_5f_SEGUIMIENTO_5f_DE_5f_SALIDA.H1" office:value-type="string">
              <text:p text:style-name="P10">Operación</text:p>
            </table:table-cell>
          </table:table-row>
        </table:table-header-rows>
        <table:table-row table:style-name="TABLA_5f_SEGUIMIENTO_5f_DE_5f_SALIDA.2">
          <table:table-cell table:style-name="TABLA_5f_SEGUIMIENTO_5f_DE_5f_SALIDA.A2" office:value-type="string">
            <text:p text:style-name="P11">[FECHA_SALIDA]</text:p>
          </table:table-cell>
          <table:table-cell table:style-name="TABLA_5f_SEGUIMIENTO_5f_DE_5f_SALIDA.B2" office:value-type="string">
            <text:p text:style-name="P12">[COMPROBANTE]</text:p>
          </table:table-cell>
          <table:table-cell table:style-name="TABLA_5f_SEGUIMIENTO_5f_DE_5f_SALIDA.C2" office:value-type="string">
            <text:p text:style-name="P13">[CLASE]</text:p>
          </table:table-cell>
          <table:table-cell table:style-name="TABLA_5f_SEGUIMIENTO_5f_DE_5f_SALIDA.D2" office:value-type="string">
            <text:p text:style-name="P12">[CODIGO]</text:p>
          </table:table-cell>
          <table:table-cell table:style-name="TABLA_5f_SEGUIMIENTO_5f_DE_5f_SALIDA.E2" office:value-type="string">
            <text:p text:style-name="P12">[NOMBRE]</text:p>
          </table:table-cell>
          <table:table-cell table:style-name="TABLA_5f_SEGUIMIENTO_5f_DE_5f_SALIDA.F2" office:value-type="string">
            <text:p text:style-name="P14">[DESTINO]</text:p>
          </table:table-cell>
          <table:table-cell table:style-name="TABLA_5f_SEGUIMIENTO_5f_DE_5f_SALIDA.G2" office:value-type="string">
            <text:p text:style-name="P12">[CANTIDAD]</text:p>
          </table:table-cell>
          <table:table-cell table:style-name="TABLA_5f_SEGUIMIENTO_5f_DE_5f_SALIDA.H2" office:value-type="string">
            <text:p text:style-name="P15">[OPERACION]</text:p>
          </table:table-cell>
        </table:table-row>
      </table:table>
      <text:p text:style-name="P3"/>
      <text:p text:style-name="P4"/>
      <text:p text:style-name="P4"/>
      <text:p text:style-name="P5"><text:tab/><text:tab/><text:tab/><text:tab/><text:tab/><text:tab/><text:tab/><text:tab/><text:tab/><text:tab/><text:tab/><text:tab/><text:span text:style-name="T5">Recibe:</text:span><text:span text:style-name="T6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4cdd07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" fo:font-size="9pt" style:font-size-asian="7.84999990463257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fo:font-weight="bold" officeooo:rsid="00483176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2:48.905978070</dc:date>
    <meta:generator>LibreOffice/4.4.6.3$Linux_X86_64 LibreOffice_project/40m0$Build-3</meta:generator>
    <meta:editing-duration>PT20H42M41S</meta:editing-duration>
    <meta:editing-cycles>48</meta:editing-cycles>
    <dc:creator>gsantacruz </dc:creator>
    <meta:document-statistic meta:table-count="1" meta:image-count="1" meta:object-count="0" meta:page-count="1" meta:paragraph-count="20" meta:word-count="29" meta:character-count="277" meta:non-whitespace-character-count="253"/>
  </office:meta>
</office:document-meta>
</file>